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5.847cm" style:rel-column-width="3315*"/>
    </style:style>
    <style:style style:name="TABLE_5f_01.B" style:display-name="TABLE_01.B" style:family="table-column">
      <style:table-column-properties style:column-width="7.985cm" style:rel-column-width="4527*"/>
    </style:style>
    <style:style style:name="TABLE_5f_01.C" style:display-name="TABLE_01.C" style:family="table-column">
      <style:table-column-properties style:column-width="7.361cm" style:rel-column-width="4173*"/>
    </style:style>
    <style:style style:name="TABLE_5f_01.D" style:display-name="TABLE_01.D" style:family="table-column">
      <style:table-column-properties style:column-width="5.507cm" style:rel-column-width="3122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5">Каталог процессов ОАО АКБ «Пермь»<text:line-break/>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A1" office:value-type="string">
            <text:p text:style-name="P3">Цель</text:p>
          </table:table-cell>
          <table:table-cell table:style-name="TABLE_5f_01.D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Table_20_Contents">[NAME]</text:p>
          </table:table-cell>
          <table:table-cell table:style-name="TABLE_5f_01.B2" office:value-type="string">
            <text:p text:style-name="Table_20_Contents">[FULLNAME]</text:p>
          </table:table-cell>
          <table:table-cell table:style-name="TABLE_5f_01.C2" office:value-type="string">
            <text:p text:style-name="P4">[GOAL]</text:p>
          </table:table-cell>
          <table:table-cell table:style-name="TABLE_5f_01.D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8T09:47:45</dc:date>
    <meta:generator>LibreOffice/3.5$Linux_X86_64 LibreOffice_project/350m1$Build-2</meta:generator>
    <meta:editing-duration>PT4H33M42S</meta:editing-duration>
    <meta:editing-cycles>57</meta:editing-cycles>
    <dc:creator>Роберт Бикмансуров</dc:creator>
    <meta:document-statistic meta:table-count="1" meta:image-count="0" meta:object-count="0" meta:page-count="1" meta:paragraph-count="12" meta:word-count="32" meta:character-count="218" meta:non-whitespace-character-count="198"/>
  </office:meta>
</office:document-meta>
</file>